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="0.05pt solid #000000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5" style:family="paragraph" style:parent-style-name="Standard">
      <style:paragraph-properties fo:break-before="page"/>
      <style:text-properties fo:font-weight="normal" style:font-weight-asian="normal" style:font-weight-complex="normal"/>
    </style:style>
    <style:style style:name="P6" style:family="paragraph" style:parent-style-name="Table_20_Contents">
      <style:text-properties style:font-name="Courier 10 Pitc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Big-O</text:p>
      <text:p text:style-name="P3">This is not turn-in work, but these are all important facts you should learn.</text:p>
      <text:p text:style-name="P3"/>
      <text:p text:style-name="P2">1.<text:tab/>What is the Big-O complexity of this function:</text:p>
      <text:p text:style-name="P2"/>
      <table:table table:name="Table1" table:style-name="Table1">
        <table:table-column table:style-name="Table1.A"/>
        <table:table-row>
          <table:table-cell table:style-name="Table1.A1" office:value-type="string">
            <text:p text:style-name="P6">void DisplayItems( int items[3] )</text:p>
            <text:p text:style-name="P6">{</text:p>
            <text:p text:style-name="P6"><text:tab/>cout &lt;&lt; items[0] &lt;&lt; endl;</text:p>
            <text:p text:style-name="P6"><text:tab/>cout &lt;&lt; items[1] &lt;&lt; endl;</text:p>
            <text:p text:style-name="P6"><text:tab/>cout &lt;&lt; items[2] &lt;&lt; endl;</text:p>
            <text:p text:style-name="P6">}</text:p>
          </table:table-cell>
        </table:table-row>
      </table:table>
      <text:p text:style-name="P2"/>
      <text:p text:style-name="P2"/>
      <text:p text:style-name="P2"/>
      <text:p text:style-name="P2">2.<text:tab/>What is the Big-O complexity of this function:</text:p>
      <text:p text:style-name="P2"/>
      <table:table table:name="Table2" table:style-name="Table2">
        <table:table-column table:style-name="Table2.A"/>
        <table:table-row>
          <table:table-cell table:style-name="Table2.A1" office:value-type="string">
            <text:p text:style-name="P6">int SumItems( int array[], int size )</text:p>
            <text:p text:style-name="P6">{</text:p>
            <text:p text:style-name="P6"><text:tab/>int sum = 0;</text:p>
            <text:p text:style-name="P6"/>
            <text:p text:style-name="P6"><text:tab/>for ( int i = 0; i &lt; size; i++ )</text:p>
            <text:p text:style-name="P6"><text:tab/>{</text:p>
            <text:p text:style-name="P6"><text:tab/><text:tab/>sum += array[ i ];</text:p>
            <text:p text:style-name="P6"><text:tab/>}</text:p>
            <text:p text:style-name="P6"><text:tab/></text:p>
            <text:p text:style-name="P6"><text:tab/>return sum;</text:p>
            <text:p text:style-name="P6">}</text:p>
          </table:table-cell>
        </table:table-row>
      </table:table>
      <text:p text:style-name="P2"/>
      <text:p text:style-name="P2"/>
      <text:p text:style-name="P2"/>
      <text:p text:style-name="P2">3.<text:tab/>What is the Big-O complexity of this function:</text:p>
      <text:p text:style-name="P2"/>
      <table:table table:name="Table3" table:style-name="Table3">
        <table:table-column table:style-name="Table3.A"/>
        <table:table-row>
          <table:table-cell table:style-name="Table3.A1" office:value-type="string">
            <text:p text:style-name="P6">void DrawSquare( int width, int height )</text:p>
            <text:p text:style-name="P6">{</text:p>
            <text:p text:style-name="P6"><text:tab/>for ( int y = 0; y &lt; height; y++ )</text:p>
            <text:p text:style-name="P6"><text:tab/>{</text:p>
            <text:p text:style-name="P6"><text:tab/><text:tab/>for ( int x = 0; x &lt; width; x++ )</text:p>
            <text:p text:style-name="P6"><text:tab/><text:tab/>{</text:p>
            <text:p text:style-name="P6"><text:tab/><text:tab/><text:tab/>cout &lt;&lt; "*";</text:p>
            <text:p text:style-name="P6"><text:tab/><text:tab/>}</text:p>
            <text:p text:style-name="P6"><text:tab/><text:tab/>cout &lt;&lt; endl;</text:p>
            <text:p text:style-name="P6"><text:tab/>}</text:p>
            <text:p text:style-name="P6">}</text:p>
          </table:table-cell>
        </table:table-row>
      </table:table>
      <text:p text:style-name="P2"/>
      <text:p text:style-name="P2"/>
      <text:p text:style-name="P5">4.<text:tab/>What is the Big-O complexity of a brute-force (linear) search?</text:p>
      <text:p text:style-name="P2"/>
      <text:p text:style-name="P2"/>
      <text:p text:style-name="P2">5.<text:tab/>What is the Big-O complexity of a binary search?</text:p>
      <text:p text:style-name="P2"/>
      <text:p text:style-name="P2"/>
      <text:p text:style-name="P2">6.<text:tab/>What is the Big-O complexity of a shell sort?</text:p>
      <text:p text:style-name="P2"/>
      <text:p text:style-name="P2"/>
      <text:p text:style-name="P2">7.<text:tab/>What is the Big-O complexity of a bubble sort?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2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Free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="100%" fo:margin-left="0in" fo:margin-right="0in" fo:margin-top="0in" fo:margin-bottom="0in" fo:text-indent="0.1965in" style:auto-text-indent="false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="100%" fo:margin-left="0in" fo:margin-right="0.0783in" fo:margin-top="0.0398in" fo:margin-bottom="0.0398in" fo:text-align="center" style:justify-single-word="false" fo:text-indent="0in" style:auto-text-indent="false"/>
    </style:style>
    <style:style style:name="WW-Heading" style:family="paragraph" style:parent-style-name="Standard">
      <style:paragraph-properties fo:margin-top="0.1654in" fo:margin-bottom="0.0827in"/>
    </style:style>
    <style:style style:name="Heading1" style:family="paragraph" style:parent-style-name="Standard">
      <style:paragraph-properties fo:margin-top="0.1654in" fo:margin-bottom="0.0827in"/>
    </style:style>
    <style:style style:name="Heading2" style:family="paragraph" style:parent-style-name="Standard">
      <style:paragraph-properties fo:margin-top="0.1654in" fo:margin-bottom="0.0827in"/>
    </style:style>
    <style:style style:name="Dimension_20_Line" style:display-name="Dimension Line" style:family="paragraph" style:parent-style-name="Standard"/>
    <style:style style:name="Default_7e_LT_7e_Gliederung_20_1" style:display-name="Default~LT~Gliederung 1" style:family="paragraph">
      <style:paragraph-properties fo:margin-top="0in" fo:margin-bottom="0.1965in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paragraph" style:parent-style-name="Default_7e_LT_7e_Gliederung_20_1">
      <style:paragraph-properties fo:margin-top="0in" fo:margin-bottom="0.1575in"/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top="0in" fo:margin-bottom="0.1181in"/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top="0in" fo:margin-bottom="0.0783in"/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top="0in" fo:margin-bottom="0.0398in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paragraph">
      <style:paragraph-properties fo:margin="100%" fo:margin-left="0in" fo:margin-right="0in" fo:margin-top="0in" fo:margin-bottom="0in" fo:text-align="center" style:justify-single-word="false" fo:text-indent="0in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paragraph">
      <style:paragraph-properties fo:margin="100%" fo:margin-left="0.2362in" fo:margin-right="0in" fo:margin-top="0in" fo:margin-bottom="0in" fo:text-indent="-0.2362in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="100%" fo:margin-left="0in" fo:margin-right="0in" fo:margin-top="0in" fo:margin-bottom="0in" style:line-height-at-least="0.139in" fo:text-indent="0in" style:auto-text-indent="false" style:text-autospace="none"/>
      <style:text-properties style:use-window-font-color="true" style:font-name="FreeSans" fo:font-size="18pt" style:letter-kerning="true" style:font-name-asian="FreeSans" style:font-size-asian="18pt" style:font-name-complex="FreeSans" style:font-size-complex="18pt"/>
    </style:style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ackground_20_objects" style:display-name="Background objects" style:family="paragraph">
      <style:paragraph-properties style:text-autospace="none"/>
    </style:style>
    <style:style style:name="Background" style:family="paragraph">
      <style:paragraph-properties style:text-autospace="none"/>
    </style:style>
    <style:style style:name="Notes" style:family="paragraph">
      <style:paragraph-properties fo:margin="100%" fo:margin-left="0.2362in" fo:margin-right="0in" fo:margin-top="0in" fo:margin-bottom="0in" fo:text-indent="-0.2362in" style:auto-text-indent="false" style:text-autospace="none"/>
      <style:text-properties style:use-window-font-color="true" style:text-outline="false" style:text-line-through-style="none" style:font-name="Tahoma" fo:font-size="26pt" fo:font-style="normal" fo:text-shadow="none" style:text-underline-style="none" fo:font-weight="normal" style:font-name-asian="Tahoma" style:font-size-asian="26pt" style:font-style-asian="normal" style:font-weight-asian="normal" style:font-name-complex="Tahoma" style:font-size-complex="26pt" style:font-style-complex="normal" style:font-weight-complex="normal" style:text-emphasize="none"/>
    </style:style>
    <style:style style:name="Outline_20_1" style:display-name="Outline 1" style:family="paragraph">
      <style:paragraph-properties fo:margin="100%" fo:margin-left="0in" fo:margin-right="0in" fo:margin-top="0in" fo:margin-bottom="0.1965in" fo:text-indent="0in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Outline_20_2" style:display-name="Outline 2" style:family="paragraph" style:parent-style-name="Outline_20_1">
      <style:paragraph-properties fo:margin="100%" fo:margin-left="0.9453in" fo:margin-right="0in" fo:margin-top="0in" fo:margin-bottom="0.1575in" fo:text-indent="-0.3154in" style:auto-text-indent="false">
        <style:tab-stops/>
      </style:paragraph-properties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="100%" fo:margin-left="1.4173in" fo:margin-right="0in" fo:margin-top="0in" fo:margin-bottom="0.1181in" fo:text-indent="-0.2362in" style:auto-text-indent="false">
        <style:tab-stops/>
      </style:paragraph-properties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="100%" fo:margin-left="1.8898in" fo:margin-right="0in" fo:margin-top="0in" fo:margin-bottom="0.0783in" fo:text-indent="-0.2362in" style:auto-text-indent="false">
        <style:tab-stops/>
      </style:paragraph-properties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="100%" fo:margin-left="2.3626in" fo:margin-right="0in" fo:margin-top="0in" fo:margin-bottom="0.0398in" fo:text-indent="-0.2362in" style:auto-text-indent="false">
        <style:tab-stops/>
      </style:paragraph-properties>
    </style:style>
    <style:style style:name="Outline_20_6" style:display-name="Outline 6" style:family="paragraph" style:parent-style-name="Outline_20_5">
      <style:paragraph-properties fo:margin="100%" fo:margin-left="2.8346in" fo:margin-right="0in" fo:margin-top="0in" fo:margin-bottom="0in" fo:text-indent="-0.2362in" style:auto-text-indent="false">
        <style:tab-stops/>
      </style:paragraph-properties>
    </style:style>
    <style:style style:name="Outline_20_7" style:display-name="Outline 7" style:family="paragraph" style:parent-style-name="Outline_20_6">
      <style:paragraph-properties fo:margin="100%" fo:margin-left="3.3071in" fo:margin-right="0in" fo:margin-top="0in" fo:margin-bottom="0in" fo:text-indent="-0.2362in" style:auto-text-indent="false">
        <style:tab-stops/>
      </style:paragraph-properties>
    </style:style>
    <style:style style:name="Outline_20_8" style:display-name="Outline 8" style:family="paragraph" style:parent-style-name="Outline_20_7">
      <style:paragraph-properties fo:margin="100%" fo:margin-left="3.7799in" fo:margin-right="0in" fo:margin-top="0in" fo:margin-bottom="0in" fo:text-indent="-0.2362in" style:auto-text-indent="false">
        <style:tab-stops/>
      </style:paragraph-properties>
    </style:style>
    <style:style style:name="Outline_20_9" style:display-name="Outline 9" style:family="paragraph" style:parent-style-name="Outline_20_8">
      <style:paragraph-properties fo:margin="100%" fo:margin-left="4.252in" fo:margin-right="0in" fo:margin-top="0in" fo:margin-bottom="0in" fo:text-indent="-0.2362in" style:auto-text-indent="false">
        <style:tab-stops/>
      </style:paragraph-properties>
    </style:style>
    <style:style style:name="lyt-techpoly_7e_LT_7e_Gliederung_20_1" style:display-name="lyt-techpoly~LT~Gliederung 1" style:family="paragraph">
      <style:paragraph-properties fo:margin="100%" fo:margin-left="0in" fo:margin-right="0in" fo:margin-top="0in" fo:margin-bottom="0.1965in" fo:text-indent="0in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techpoly_7e_LT_7e_Gliederung_20_2" style:display-name="lyt-techpoly~LT~Gliederung 2" style:family="paragraph" style:parent-style-name="lyt-techpoly_7e_LT_7e_Gliederung_20_1">
      <style:paragraph-properties fo:margin="100%" fo:margin-left="0.9453in" fo:margin-right="0in" fo:margin-top="0in" fo:margin-bottom="0.1575in" fo:text-indent="-0.3154in" style:auto-text-indent="false">
        <style:tab-stops/>
      </style:paragraph-properties>
      <style:text-properties fo:font-size="28pt" style:font-size-asian="28pt" style:font-size-complex="28pt"/>
    </style:style>
    <style:style style:name="lyt-techpoly_7e_LT_7e_Gliederung_20_3" style:display-name="lyt-techpoly~LT~Gliederung 3" style:family="paragraph" style:parent-style-name="lyt-techpoly_7e_LT_7e_Gliederung_20_2">
      <style:paragraph-properties fo:margin="100%" fo:margin-left="1.4173in" fo:margin-right="0in" fo:margin-top="0in" fo:margin-bottom="0.1181in" fo:text-indent="-0.2362in" style:auto-text-indent="false">
        <style:tab-stops/>
      </style:paragraph-properties>
      <style:text-properties fo:font-size="24pt" style:font-size-asian="24pt" style:font-size-complex="24pt"/>
    </style:style>
    <style:style style:name="lyt-techpoly_7e_LT_7e_Gliederung_20_4" style:display-name="lyt-techpoly~LT~Gliederung 4" style:family="paragraph" style:parent-style-name="lyt-techpoly_7e_LT_7e_Gliederung_20_3">
      <style:paragraph-properties fo:margin="100%" fo:margin-left="1.8898in" fo:margin-right="0in" fo:margin-top="0in" fo:margin-bottom="0.0783in" fo:text-indent="-0.2362in" style:auto-text-indent="false">
        <style:tab-stops/>
      </style:paragraph-properties>
      <style:text-properties fo:font-size="20pt" style:font-size-asian="20pt" style:font-size-complex="20pt"/>
    </style:style>
    <style:style style:name="lyt-techpoly_7e_LT_7e_Gliederung_20_5" style:display-name="lyt-techpoly~LT~Gliederung 5" style:family="paragraph" style:parent-style-name="lyt-techpoly_7e_LT_7e_Gliederung_20_4">
      <style:paragraph-properties fo:margin="100%" fo:margin-left="2.3626in" fo:margin-right="0in" fo:margin-top="0in" fo:margin-bottom="0.0398in" fo:text-indent="-0.2362in" style:auto-text-indent="false">
        <style:tab-stops/>
      </style:paragraph-properties>
    </style:style>
    <style:style style:name="lyt-techpoly_7e_LT_7e_Gliederung_20_6" style:display-name="lyt-techpoly~LT~Gliederung 6" style:family="paragraph" style:parent-style-name="lyt-techpoly_7e_LT_7e_Gliederung_20_5">
      <style:paragraph-properties fo:margin="100%" fo:margin-left="2.8346in" fo:margin-right="0in" fo:margin-top="0in" fo:margin-bottom="0in" fo:text-indent="-0.2362in" style:auto-text-indent="false">
        <style:tab-stops/>
      </style:paragraph-properties>
    </style:style>
    <style:style style:name="lyt-techpoly_7e_LT_7e_Gliederung_20_7" style:display-name="lyt-techpoly~LT~Gliederung 7" style:family="paragraph" style:parent-style-name="lyt-techpoly_7e_LT_7e_Gliederung_20_6">
      <style:paragraph-properties fo:margin="100%" fo:margin-left="3.3071in" fo:margin-right="0in" fo:margin-top="0in" fo:margin-bottom="0in" fo:text-indent="-0.2362in" style:auto-text-indent="false">
        <style:tab-stops/>
      </style:paragraph-properties>
    </style:style>
    <style:style style:name="lyt-techpoly_7e_LT_7e_Gliederung_20_8" style:display-name="lyt-techpoly~LT~Gliederung 8" style:family="paragraph" style:parent-style-name="lyt-techpoly_7e_LT_7e_Gliederung_20_7">
      <style:paragraph-properties fo:margin="100%" fo:margin-left="3.7799in" fo:margin-right="0in" fo:margin-top="0in" fo:margin-bottom="0in" fo:text-indent="-0.2362in" style:auto-text-indent="false">
        <style:tab-stops/>
      </style:paragraph-properties>
    </style:style>
    <style:style style:name="lyt-techpoly_7e_LT_7e_Gliederung_20_9" style:display-name="lyt-techpoly~LT~Gliederung 9" style:family="paragraph" style:parent-style-name="lyt-techpoly_7e_LT_7e_Gliederung_20_8">
      <style:paragraph-properties fo:margin="100%" fo:margin-left="4.252in" fo:margin-right="0in" fo:margin-top="0in" fo:margin-bottom="0in" fo:text-indent="-0.2362in" style:auto-text-indent="false">
        <style:tab-stops/>
      </style:paragraph-properties>
    </style:style>
    <style:style style:name="lyt-techpoly_7e_LT_7e_Titel" style:display-name="lyt-techpoly~LT~Titel" style:family="paragraph">
      <style:paragraph-properties fo:text-align="center" style:justify-single-word="false" style:text-autospace="none"/>
      <style:text-properties fo:color="#00008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techpoly_7e_LT_7e_Untertitel" style:display-name="lyt-techpoly~LT~Untertitel" style:family="paragraph">
      <style:paragraph-properties fo:margin="100%" fo:margin-left="0in" fo:margin-right="0in" fo:margin-top="0in" fo:margin-bottom="0in" fo:text-align="center" style:justify-single-word="false" fo:text-indent="-0.2362in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techpoly_7e_LT_7e_Notizen" style:display-name="lyt-techpoly~LT~Notizen" style:family="paragraph">
      <style:paragraph-properties fo:margin="100%" fo:margin-left="0.2362in" fo:margin-right="0in" fo:margin-top="0in" fo:margin-bottom="0in" fo:text-indent="-0.2362in" style:auto-text-indent="false" style:text-autospace="none"/>
      <style:text-properties style:use-window-font-color="true" style:text-outline="false" style:text-line-through-style="none" style:font-name="Tahoma" fo:font-size="26pt" fo:font-style="normal" fo:text-shadow="none" style:text-underline-style="none" fo:font-weight="normal" style:font-name-asian="Tahoma" style:font-size-asian="26pt" style:font-style-asian="normal" style:font-weight-asian="normal" style:font-name-complex="Tahoma" style:font-size-complex="26pt" style:font-style-complex="normal" style:font-weight-complex="normal" style:text-emphasize="none"/>
    </style:style>
    <style:style style:name="lyt-techpoly_7e_LT_7e_Hintergrundobjekte" style:display-name="lyt-techpoly~LT~Hintergrundobjekte" style:family="paragraph">
      <style:paragraph-properties style:text-autospace="none"/>
    </style:style>
    <style:style style:name="lyt-techpoly_7e_LT_7e_Hintergrund" style:display-name="lyt-techpoly~LT~Hintergrund" style:family="paragraph">
      <style:paragraph-properties style:text-autospace="none"/>
    </style:style>
    <style:style style:name="WW-Heading1" style:family="paragraph" style:parent-style-name="Standard">
      <style:paragraph-properties fo:margin-top="0.1654in" fo:margin-bottom="0.0827in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Big-O - <text:page-number text:select-page="current">2</text:page-number>/<text:page-count>2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6T19:07:02</meta:creation-date>
    <dc:date>2013-07-24T12:02:55</dc:date>
    <meta:editing-duration>PT3H37M3S</meta:editing-duration>
    <meta:editing-cycles>268</meta:editing-cycles>
    <meta:generator>LibreOffice/3.5$Linux_X86_64 LibreOffice_project/350m1$Build-2</meta:generator>
    <meta:document-statistic meta:table-count="3" meta:image-count="0" meta:object-count="0" meta:page-count="2" meta:paragraph-count="37" meta:word-count="182" meta:character-count="840" meta:non-whitespace-character-count="669"/>
  </office:meta>
</office:document-meta>
</file>